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4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5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6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7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8" style:family="paragraph" style:parent-style-name="Standard">
      <style:text-properties fo:font-weight="normal" officeooo:rsid="00152836" officeooo:paragraph-rsid="0018f80b" style:font-weight-asian="normal" style:font-weight-complex="normal"/>
    </style:style>
    <style:style style:name="P9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2d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2"/>
      <text:p text:style-name="P3">All examples successfully recompiled</text:p>
      <text:p text:style-name="P3"/>
      <text:p text:style-name="P4">Example 1<text:tab/>OK</text:p>
      <text:p text:style-name="P4">Example 2<text:tab/>OK</text:p>
      <text:p text:style-name="P4">Example 3<text:tab/>OK</text:p>
      <text:p text:style-name="P5">Example <text:span text:style-name="T2">4</text:span><text:tab/>OK</text:p>
      <text:p text:style-name="P5">Example <text:span text:style-name="T2">5</text:span><text:tab/>OK</text:p>
      <text:p text:style-name="P5">Example <text:span text:style-name="T2">6</text:span><text:tab/>OK</text:p>
      <text:p text:style-name="P5">Example <text:span text:style-name="T2">7</text:span><text:tab/>OK</text:p>
      <text:p text:style-name="P5">Example <text:span text:style-name="T2">8</text:span><text:tab/>OK</text:p>
      <text:p text:style-name="P5">Example <text:span text:style-name="T2">9</text:span><text:tab/>OK</text:p>
      <text:p text:style-name="P5">Example <text:span text:style-name="T2">10</text:span><text:tab/>OK</text:p>
      <text:p text:style-name="P5">Example <text:span text:style-name="T2">11</text:span><text:tab/>OK</text:p>
      <text:p text:style-name="P5"/>
      <text:p text:style-name="P6"><text:span text:style-name="T5">Also checked:</text:span><text:tab/>Commentary <text:span text:style-name="T3">input and </text:span>readout</text:p>
      <text:p text:style-name="P6"><text:tab/><text:tab/><text:tab/>User project reset</text:p>
      <text:p text:style-name="P6"><text:tab/><text:tab/><text:tab/>Intensity control</text:p>
      <text:p text:style-name="P6"><text:tab/><text:tab/><text:tab/>Recal_328_using_crystal.ino.standard</text:p>
      <text:p text:style-name="P6"><text:tab/><text:tab/><text:tab/>cal_one_wire_comms.ino.standard</text:p>
      <text:p text:style-name="P6"/>
      <text:p text:style-name="P6">PRN_16bit_GEN(<text:span text:style-name="T4">) and bootloader\1_Random_pattern_generator</text:span></text:p>
      <text:p text:style-name="P8"><text:span text:style-name="T6">both write to one of 3 pairs of EEPROM registers</text:span></text:p>
      <text:p text:style-name="P9">Press E at p/r/t/D prompt to change <text:s/>EEPROM register pair </text:p>
      <text:p text:style-name="P6"><text:tab/><text:tab/><text:tab/>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06T20:58:15.434000000</dc:date>
    <meta:editing-duration>PT48M44S</meta:editing-duration>
    <meta:editing-cycles>8</meta:editing-cycles>
    <meta:document-statistic meta:table-count="0" meta:image-count="0" meta:object-count="0" meta:page-count="1" meta:paragraph-count="23" meta:word-count="78" meta:character-count="582" meta:non-whitespace-character-count="508"/>
  </office:meta>
</office:document-meta>
</file>